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4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1"/>
          <table:covered-table-cell table:style-name="ce617"/>
          <table:covered-table-cell table:style-name="ce1451"/>
          <table:covered-table-cell table:style-name="ce1505"/>
          <table:covered-table-cell table:number-columns-repeated="2" table:style-name="ce617"/>
          <table:covered-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1"/>
          <table:table-cell table:style-name="ce617"/>
          <table:table-cell table:style-name="ce1451"/>
          <table:table-cell table:style-name="ce1505"/>
          <table:table-cell table:style-name="ce617" table:number-columns-repeated="2"/>
          <table: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2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8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10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8"/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ce1473"/>
          <table:table-cell/>
          <table:table-cell table:style-name="ce143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74"/>
          <table:table-cell/>
          <table:table-cell table:style-name="ce143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75"/>
          <table:table-cell/>
          <table:table-cell table:style-name="ce143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3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/>
          <table:table-cell table:style-name="ce143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547"/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1493" table:formula="of:=COUNTA([.C$13:.C$43])" office:value-type="float" office:value="28" calcext:value-type="float">
            <text:p>28</text:p>
          </table:table-cell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81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4"/>
        <table:table-column table:style-name="co72" table:default-cell-style-name="ce1831"/>
        <table:table-column table:style-name="co73" table:default-cell-style-name="ce1584"/>
        <table:table-column table:style-name="co74" table:default-cell-style-name="ce1835"/>
        <table:table-column table:style-name="co14" table:default-cell-style-name="ce1584"/>
        <table:table-column table:style-name="co75" table:default-cell-style-name="ce1584"/>
        <table:table-column table:style-name="co76" table:default-cell-style-name="ce1584"/>
        <table:table-column table:style-name="co77" table:default-cell-style-name="ce1584"/>
        <table:table-column table:style-name="co78" table:default-cell-style-name="ce1584"/>
        <table:table-column table:style-name="co79" table:default-cell-style-name="ce1584"/>
        <table:table-column table:style-name="co80" table:default-cell-style-name="ce1584"/>
        <table:table-column table:style-name="co81" table:default-cell-style-name="ce1584"/>
        <table:table-column table:style-name="co82" table:default-cell-style-name="ce1584"/>
        <table:table-column table:style-name="co14" table:number-columns-repeated="16371" table:default-cell-style-name="ce1584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4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Default" table:number-columns-repeated="3"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4"/>
        <table:table-column table:style-name="co87" table:default-cell-style-name="ce1584"/>
        <table:table-column table:style-name="co88" table:default-cell-style-name="ce1584"/>
        <table:table-column table:style-name="co89" table:default-cell-style-name="ce1584"/>
        <table:table-column table:style-name="co88" table:default-cell-style-name="ce1584"/>
        <table:table-column table:style-name="co39" table:default-cell-style-name="ce1584"/>
        <table:table-column table:style-name="co90" table:default-cell-style-name="ce1584"/>
        <table:table-column table:style-name="co91" table:default-cell-style-name="ce1584"/>
        <table:table-column table:style-name="co92" table:default-cell-style-name="ce1584"/>
        <table:table-column table:style-name="co93" table:default-cell-style-name="ce1584"/>
        <table:table-column table:style-name="co94" table:default-cell-style-name="ce1584"/>
        <table:table-column table:style-name="co95" table:default-cell-style-name="ce1584"/>
        <table:table-column table:style-name="co25" table:default-cell-style-name="ce1584"/>
        <table:table-column table:style-name="co96" table:default-cell-style-name="ce1584"/>
        <table:table-column table:style-name="co97" table:default-cell-style-name="ce1584"/>
        <table:table-column table:style-name="co98" table:default-cell-style-name="ce1584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2"/>
          <table:covered-table-cell table:style-name="ce1652"/>
          <table:covered-table-cell table:style-name="ce1660"/>
          <table:covered-table-cell table:style-name="ce1669"/>
          <table:covered-table-cell table:number-columns-repeated="6" table:style-name="ce1660"/>
          <table:covered-table-cell table:number-columns-repeated="3" table:style-name="ce1785"/>
          <table:covered-table-cell table:style-name="ce1660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2"/>
          <table:table-cell table:style-name="ce1652"/>
          <table:table-cell table:style-name="ce1660"/>
          <table:table-cell table:style-name="ce1669"/>
          <table:table-cell table:style-name="ce1660" table:number-columns-repeated="6"/>
          <table:table-cell table:style-name="ce1785" table:number-columns-repeated="3"/>
          <table:table-cell table:style-name="ce166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6" office:value-type="string" calcext:value-type="string">
            <text:p>Szint</text:p>
          </table:table-cell>
          <table:table-cell table:style-name="ce1626" office:value-type="string" calcext:value-type="string" table:number-columns-spanned="2" table:number-rows-spanned="1">
            <text:p>Átfogó</text:p>
          </table:table-cell>
          <table:covered-table-cell table:style-name="ce1626"/>
          <table:table-cell table:style-name="ce1626" office:value-type="string" calcext:value-type="string" table:number-columns-spanned="2" table:number-rows-spanned="1">
            <text:p>Átlagos</text:p>
          </table:table-cell>
          <table:covered-table-cell table:style-name="ce1626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5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0"/>
          <table:table-cell table:number-columns-repeated="240"/>
        </table:table-row>
        <table:table-row table:style-name="ro2">
          <table:table-cell table:style-name="ce161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30" office:value-type="float" office:value="0" calcext:value-type="float">
            <text:p>0</text:p>
          </table:table-cell>
          <table:table-cell table:style-name="ce1630" office:value-type="float" office:value="-10" calcext:value-type="float">
            <text:p>-10</text:p>
          </table:table-cell>
          <table:table-cell table:style-name="ce1630" office:value-type="float" office:value="-20" calcext:value-type="float">
            <text:p>-20</text:p>
          </table:table-cell>
          <table:table-cell table:style-name="ce163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5"/>
          <table:table-cell table:style-name="ce162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5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0"/>
          <table:table-cell table:style-name="ce162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7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7" office:value-type="string" calcext:value-type="string">
            <text:p>Erőbónusz</text:p>
          </table:table-cell>
          <table:table-cell table:style-name="ce175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3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4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4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0" office:value-type="string" calcext:value-type="string">
            <text:p>Erőbónusz</text:p>
          </table:table-cell>
          <table:table-cell table:style-name="ce1630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37" office:value-type="string" calcext:value-type="string">
            <text:p>Fok</text:p>
          </table:table-cell>
          <table:table-cell table:style-name="ce16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0" calcext:value-type="float">
            <text:p>0</text:p>
          </table:table-cell>
          <table:table-cell table:style-name="ce16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0"/>
          <table:table-cell/>
          <table:table-cell table:style-name="ce163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5"/>
          <table:table-cell table:style-name="ce1485"/>
          <table:table-cell/>
          <table:table-cell table:style-name="ce1630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0"/>
          <table:table-cell/>
          <table:table-cell table:style-name="ce1637" office:value-type="string" calcext:value-type="string">
            <text:p>Fok</text:p>
          </table:table-cell>
          <table:table-cell table:style-name="ce1637" office:value-type="string" calcext:value-type="string">
            <text:p>Sebesség bónusz</text:p>
          </table:table-cell>
          <table:table-cell table:style-name="ce16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5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5"/>
          <table:table-cell table:number-columns-repeated="4"/>
          <table:table-cell table:style-name="ce167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5"/>
          <table:table-cell table:style-name="ce1632" office:value-type="string" calcext:value-type="string" table:number-columns-spanned="2" table:number-rows-spanned="1">
            <text:p>Pajzs</text:p>
          </table:table-cell>
          <table:covered-table-cell/>
          <table:table-cell table:style-name="ce1632" office:value-type="string" calcext:value-type="string">
            <text:p>VÉ</text:p>
          </table:table-cell>
          <table:table-cell table:style-name="ce1632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8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7" table:content-validation-name="val178" office:value-type="string" calcext:value-type="string">
            <text:p>Fok</text:p>
          </table:table-cell>
          <table:table-cell table:style-name="ce1637" table:content-validation-name="val178" office:value-type="string" calcext:value-type="string">
            <text:p>Bónusz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number-columns-repeated="7"/>
          <table:table-cell table:style-name="ce1831"/>
          <table:table-cell table:style-name="ce697" table:number-columns-repeated="3"/>
          <table:table-cell table:style-name="ce1792"/>
          <table:table-cell table:number-columns-repeated="243"/>
        </table:table-row>
        <table:table-row table:style-name="ro2">
          <table:table-cell table:style-name="ce1615" table:content-validation-name="val53"/>
          <table:table-cell table:style-name="ce1635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9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9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7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7" table:content-validation-name="val53" office:value-type="string" calcext:value-type="string">
            <text:p>Fegyver</text:p>
          </table:table-cell>
          <table:table-cell table:style-name="ce1637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7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7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7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7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29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8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8" table:content-validation-name="val53"/>
          <table:table-cell table:style-name="ce1658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8" table:content-validation-name="val53" office:value-type="string" calcext:value-type="string">
            <text:p>Szúró</text:p>
          </table:table-cell>
          <table:table-cell table:style-name="ce1658" table:content-validation-name="val53" office:value-type="string" calcext:value-type="string">
            <text:p>Vágó</text:p>
          </table:table-cell>
          <table:table-cell table:style-name="ce1658" table:content-validation-name="val53" office:value-type="string" calcext:value-type="string">
            <text:p>Zúzó</text:p>
          </table:table-cell>
          <table:table-cell table:style-name="ce1658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41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4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4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8" table:content-validation-name="val53" office:value-type="string" calcext:value-type="string">
            <text:p>SFÉ</text:p>
          </table:table-cell>
          <table:table-cell table:style-name="ce1658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8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5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5"/>
          <table:table-cell table:style-name="ce1629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5"/>
          <table:table-cell table:style-name="ce1629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5"/>
          <table:table-cell table:number-columns-repeated="8"/>
          <table:table-cell table:style-name="ce1831" table:number-columns-repeated="3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43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2:26:01.351000000</dc:date>
    <meta:editing-cycles>546</meta:editing-cycles>
    <meta:editing-duration>P3DT21H27M3S</meta:editing-duration>
    <meta:document-statistic meta:table-count="11" meta:cell-count="32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